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4.2283in"/>
    </style:style>
    <style:style style:name="co5" style:family="table-column">
      <style:table-column-properties fo:break-before="auto" style:column-width="1.3661in"/>
    </style:style>
    <style:style style:name="co6" style:family="table-column">
      <style:table-column-properties fo:break-before="auto" style:column-width="0.5055in"/>
    </style:style>
    <style:style style:name="co7" style:family="table-column">
      <style:table-column-properties fo:break-before="auto" style:column-width="0.7846in"/>
    </style:style>
    <style:style style:name="co8" style:family="table-column">
      <style:table-column-properties fo:break-before="auto" style:column-width="0.6264in"/>
    </style:style>
    <style:style style:name="co9" style:family="table-column">
      <style:table-column-properties fo:break-before="auto" style:column-width="0.5429in"/>
    </style:style>
    <style:style style:name="co10" style:family="table-column">
      <style:table-column-properties fo:break-before="auto" style:column-width="0.6035in"/>
    </style:style>
    <style:style style:name="co11" style:family="table-column">
      <style:table-column-properties fo:break-before="auto" style:column-width="0.7154in"/>
    </style:style>
    <style:style style:name="co12" style:family="table-column">
      <style:table-column-properties fo:break-before="auto" style:column-width="1.9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1014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Author</text:p>
          </table:table-cell>
          <table:table-cell table:style-name="ce2" office:value-type="string">
            <text:p>Paper</text:p>
          </table:table-cell>
          <table:table-cell table:style-name="ce2" office:value-type="string">
            <text:p>Copyright</text:p>
          </table:table-cell>
          <table:table-cell table:style-name="ce2" office:value-type="string">
            <text:p>Section</text:p>
          </table:table-cell>
          <table:table-cell table:style-name="ce2" office:value-type="string">
            <text:p>Edited</text:p>
          </table:table-cell>
          <table:table-cell table:style-name="ce3" office:value-type="string">
            <text:p>Peter</text:p>
          </table:table-cell>
          <table:table-cell table:style-name="ce2" office:value-type="string">
            <text:p>Alice</text:p>
          </table:table-cell>
          <table:table-cell table:style-name="ce2" office:value-type="string">
            <text:p>Notes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O04</text:p>
          </table:table-cell>
          <table:table-cell office:value-type="string">
            <text:p><text:s/>Practical Informatics: <text:s/>Training the Next Generation</text:p>
          </table:table-cell>
          <table:table-cell office:value-type="string">
            <text:p>Brunner, Robert J. 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P51</text:p>
          </table:table-cell>
          <table:table-cell office:value-type="string">
            <text:p><text:s/>New Organizations to Support Astroinformatics and Astrostatistics</text:p>
          </table:table-cell>
          <table:table-cell office:value-type="string">
            <text:p>Feigelson, Eric D.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16</text:p>
          </table:table-cell>
          <table:table-cell office:value-type="string">
            <text:p><text:s/>OpTIIX Mission Overview and Education/Public Outreach</text:p>
          </table:table-cell>
          <table:table-cell office:value-type="string">
            <text:p>Krueger, Tony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O22</text:p>
          </table:table-cell>
          <table:table-cell office:value-type="string">
            <text:p><text:s/>Astronomy and Computing: <text:s/>a new journal for the astronomical computing community</text:p>
          </table:table-cell>
          <table:table-cell office:value-type="string">
            <text:p>Mann, Robert G. 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O01</text:p>
          </table:table-cell>
          <table:table-cell office:value-type="string">
            <text:p><text:s/>Acceleration of automated HI source extraction.</text:p>
          </table:table-cell>
          <table:table-cell office:value-type="string">
            <text:p>Badenhorst, Scott J. 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3">
          <table:table-cell office:value-type="string">
            <text:p>O02</text:p>
          </table:table-cell>
          <table:table-cell office:value-type="string">
            <text:p><text:s/>GPU-based Acceleration of Radio Interferometry Point Source Visibility Calculations in the MEQtrees Framework.</text:p>
          </table:table-cell>
          <table:table-cell office:value-type="string">
            <text:p>Baxter, Richard J. 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3">
          <table:table-cell office:value-type="string">
            <text:p>P08</text:p>
          </table:table-cell>
          <table:table-cell office:value-type="string">
            <text:p><text:s/>Searching for Deeper Blank Fields in the sky with TESELA</text:p>
          </table:table-cell>
          <table:table-cell office:value-type="string">
            <text:p>Cardiel, Nicolas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P09</text:p>
          </table:table-cell>
          <table:table-cell office:value-type="string">
            <text:p><text:s/>Data Flow design for event detection and qualification in X-ray detectors based on Transition Edge Sensors technology</text:p>
          </table:table-cell>
          <table:table-cell office:value-type="string">
            <text:p>Ceballos, M. Teresa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3">
          <table:table-cell office:value-type="string">
            <text:p>O07</text:p>
          </table:table-cell>
          <table:table-cell office:value-type="string">
            <text:p><text:s/>Improvement of Time-Series Photometry based on Multi-Aperture Indexing and Spatiotemporal de-trending</text:p>
          </table:table-cell>
          <table:table-cell office:value-type="string">
            <text:p>Chang, Seo-Won 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3">
          <table:table-cell office:value-type="string">
            <text:p>P46</text:p>
          </table:table-cell>
          <table:table-cell office:value-type="string">
            <text:p><text:s/>Efficient Catalog Matching with Dropout Identification</text:p>
          </table:table-cell>
          <table:table-cell office:value-type="string">
            <text:p>Fan, Dongwei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O35</text:p>
          </table:table-cell>
          <table:table-cell office:value-type="string">
            <text:p><text:s/>DrizzlePac: <text:s/>Managing Multi-component WCS solutions for HST Data</text:p>
          </table:table-cell>
          <table:table-cell office:value-type="string">
            <text:p>Hack, Warren 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3">
          <table:table-cell office:value-type="string">
            <text:p>P55</text:p>
          </table:table-cell>
          <table:table-cell office:value-type="string">
            <text:p><text:s/>New Probabilistic Galaxy Classification in Large Photometric Surveys</text:p>
          </table:table-cell>
          <table:table-cell office:value-type="string">
            <text:p>Liang, Feng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P57</text:p>
          </table:table-cell>
          <table:table-cell office:value-type="string">
            <text:p><text:s/>Quantifying Systematic Effects on Galaxy Clustering</text:p>
          </table:table-cell>
          <table:table-cell office:value-type="string">
            <text:p>Wang, Y.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3">
          <table:table-cell office:value-type="string">
            <text:p>O06</text:p>
          </table:table-cell>
          <table:table-cell office:value-type="string">
            <text:p><text:s/>Implementing Probabilistic Photometric Redshifts</text:p>
          </table:table-cell>
          <table:table-cell office:value-type="string">
            <text:p>Carrasco Kind, Matias 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3">
          <table:table-cell office:value-type="string">
            <text:p>I04</text:p>
          </table:table-cell>
          <table:table-cell office:value-type="string">
            <text:p><text:s/>One Hop -- In the Right Direction</text:p>
          </table:table-cell>
          <table:table-cell office:value-type="string">
            <text:p>Glotfelty, Ken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string">
            <text:p>P45</text:p>
          </table:table-cell>
          <table:table-cell office:value-type="string">
            <text:p><text:s/>A GPU-based visualization method for computing the dark matter annihilation signal</text:p>
          </table:table-cell>
          <table:table-cell office:value-type="string">
            <text:p>Yang, Lin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3">
          <table:table-cell office:value-type="string">
            <text:p>O03</text:p>
          </table:table-cell>
          <table:table-cell office:value-type="string">
            <text:p><text:s/>A Tale of 160 Scientists, Three Applications, A Workshop, and A Cloud.</text:p>
          </table:table-cell>
          <table:table-cell office:value-type="string">
            <text:p>Berriman, G. Bruce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3">
          <table:table-cell office:value-type="string">
            <text:p>O11</text:p>
          </table:table-cell>
          <table:table-cell office:value-type="string">
            <text:p><text:s/>Delivering astronomy software with minimal user maintenance</text:p>
          </table:table-cell>
          <table:table-cell office:value-type="string">
            <text:p>Fabbro, Sebastien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3">
          <table:table-cell office:value-type="string">
            <text:p>O12</text:p>
          </table:table-cell>
          <table:table-cell office:value-type="string">
            <text:p><text:s/>Cloud based processing of large photometric surveys</text:p>
          </table:table-cell>
          <table:table-cell office:value-type="string">
            <text:p>Farivar, Reza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3">
          <table:table-cell office:value-type="string">
            <text:p>P13</text:p>
          </table:table-cell>
          <table:table-cell office:value-type="string">
            <text:p><text:s/>CUDA-Splotch: <text:s/>HPC visualization of astrophysical data</text:p>
          </table:table-cell>
          <table:table-cell office:value-type="string">
            <text:p>Gheller, Claudio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3">
          <table:table-cell office:value-type="string">
            <text:p>O18</text:p>
          </table:table-cell>
          <table:table-cell office:value-type="string">
            <text:p><text:s/>Development of a astrophysical specific language for big data computation</text:p>
          </table:table-cell>
          <table:table-cell office:value-type="string">
            <text:p>Kamennoff, Nicolas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3">
          <table:table-cell office:value-type="string">
            <text:p>O20</text:p>
          </table:table-cell>
          <table:table-cell office:value-type="string">
            <text:p><text:s/>GPU accelerated sinusoidal Hough Transformations, to detect binary pulsars.</text:p>
          </table:table-cell>
          <table:table-cell office:value-type="string">
            <text:p>Laidler, Chris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string">
            <text:p>O31</text:p>
          </table:table-cell>
          <table:table-cell office:value-type="string">
            <text:p><text:s/>Redefining the Data Pipeline Using GPUs</text:p>
          </table:table-cell>
          <table:table-cell office:value-type="string">
            <text:p>Warner, Craig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string">
            <text:p>O08</text:p>
          </table:table-cell>
          <table:table-cell office:value-type="string">
            <text:p><text:s/>VisIVO: <text:s/>a web-based, workflow-enabled Gateway for Astrophysical Visualization</text:p>
          </table:table-cell>
          <table:table-cell office:value-type="string">
            <text:p>Costa, Alessandro 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3">
          <table:table-cell office:value-type="string">
            <text:p>P15</text:p>
          </table:table-cell>
          <table:table-cell office:value-type="string">
            <text:p><text:s/>XMM-Newton mobile web App</text:p>
          </table:table-cell>
          <table:table-cell office:value-type="string">
            <text:p>Ibarra, Aitor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string">
            <text:p>O24</text:p>
          </table:table-cell>
          <table:table-cell office:value-type="string">
            <text:p><text:s/>SpaceMission - Learning Astrophysics through Mobile Gaming</text:p>
          </table:table-cell>
          <table:table-cell office:value-type="string">
            <text:p>Massimino, Pietro 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3">
          <table:table-cell office:value-type="string">
            <text:p>O28</text:p>
          </table:table-cell>
          <table:table-cell office:value-type="string">
            <text:p><text:s/>Feedback about astronomical application developements for mobile devices</text:p>
          </table:table-cell>
          <table:table-cell office:value-type="string">
            <text:p>Schaaf, Andre 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string">
            <text:p>P39</text:p>
          </table:table-cell>
          <table:table-cell office:value-type="string">
            <text:p><text:s/>A Mobile Data Application for the Fermi Mission</text:p>
          </table:table-cell>
          <table:table-cell office:value-type="string">
            <text:p>Stephens, Thomas E.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3">
          <table:table-cell office:value-type="string">
            <text:p>P02</text:p>
          </table:table-cell>
          <table:table-cell office:value-type="string">
            <text:p><text:s/>Results from ESAC Science Archives Survey</text:p>
          </table:table-cell>
          <table:table-cell office:value-type="string">
            <text:p>Arviset, Christophe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string">
            <text:p>P41</text:p>
          </table:table-cell>
          <table:table-cell office:value-type="string">
            <text:p><text:s/>Better Living Through Metadata: <text:s/>Examining Observatory Archive Usage</text:p>
          </table:table-cell>
          <table:table-cell office:value-type="string">
            <text:p>Becker, Glenn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string">
            <text:p>P04</text:p>
          </table:table-cell>
          <table:table-cell office:value-type="string">
            <text:p><text:s/>Crab: <text:s/>a dashboard system for monitoring archiving tasks</text:p>
          </table:table-cell>
          <table:table-cell office:value-type="string">
            <text:p>Bell, Graham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3">
          <table:table-cell office:value-type="string">
            <text:p>O13</text:p>
          </table:table-cell>
          <table:table-cell office:value-type="string">
            <text:p><text:s/>HEALPix based cross-correlation in Astronomy</text:p>
          </table:table-cell>
          <table:table-cell office:value-type="string">
            <text:p>Fernique, Pierre 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3">
          <table:table-cell office:value-type="string">
            <text:p>O16</text:p>
          </table:table-cell>
          <table:table-cell office:value-type="string">
            <text:p><text:s/>How to transplant a large archive</text:p>
          </table:table-cell>
          <table:table-cell office:value-type="string">
            <text:p>Haase, Jonas 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3">
          <table:table-cell office:value-type="string">
            <text:p>O19</text:p>
          </table:table-cell>
          <table:table-cell office:value-type="string">
            <text:p><text:s/>Full tollerance archiving system</text:p>
          </table:table-cell>
          <table:table-cell office:value-type="string">
            <text:p>Knapic, Cristina 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string">
            <text:p>P66</text:p>
          </table:table-cell>
          <table:table-cell office:value-type="string">
            <text:p><text:s/>The Green Bank Telescope Spectral Pipeline</text:p>
          </table:table-cell>
          <table:table-cell office:value-type="string">
            <text:p>Masters, Joe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3">
          <table:table-cell office:value-type="string">
            <text:p>P25</text:p>
          </table:table-cell>
          <table:table-cell office:value-type="string">
            <text:p><text:s/>Implementing a Common Database Architecture at the CADC using CAOM-2</text:p>
          </table:table-cell>
          <table:table-cell office:value-type="string">
            <text:p>Redman, Russell O.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3">
          <table:table-cell office:value-type="string">
            <text:p>P63</text:p>
          </table:table-cell>
          <table:table-cell office:value-type="string">
            <text:p><text:s/>The GIRAFFE Archive: <text:s/>1D and 3D spectra</text:p>
          </table:table-cell>
          <table:table-cell office:value-type="string">
            <text:p>Royer, Frédéric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3">
          <table:table-cell office:value-type="string">
            <text:p>O29</text:p>
          </table:table-cell>
          <table:table-cell office:value-type="string">
            <text:p><text:s/>Enhancing Science During the Rapid Expansion of IRSA</text:p>
          </table:table-cell>
          <table:table-cell office:value-type="string">
            <text:p>Teplitz, Harry 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3">
          <table:table-cell office:value-type="string">
            <text:p>O33</text:p>
          </table:table-cell>
          <table:table-cell office:value-type="string">
            <text:p><text:s/>An Observation-Centric View of the Chandra Data Archive</text:p>
          </table:table-cell>
          <table:table-cell office:value-type="string">
            <text:p>Winkelman, Sherry 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3">
          <table:table-cell office:value-type="string">
            <text:p>P34</text:p>
          </table:table-cell>
          <table:table-cell office:value-type="string">
            <text:p><text:s/>The MWA Archive - A Multi-tiered Dataflow and Storage System</text:p>
          </table:table-cell>
          <table:table-cell office:value-type="string">
            <text:p>Wu, Chen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3">
          <table:table-cell office:value-type="string">
            <text:p>P06</text:p>
          </table:table-cell>
          <table:table-cell office:value-type="string">
            <text:p><text:s/>Online data reduction and quicklook tool for HAWC</text:p>
          </table:table-cell>
          <table:table-cell office:value-type="string">
            <text:p>Berthoud, Marc G.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3">
          <table:table-cell office:value-type="string">
            <text:p>P58</text:p>
          </table:table-cell>
          <table:table-cell office:value-type="string">
            <text:p><text:s/>Data reduction pipeline for the MMT Magellan Infrared Spectrograph</text:p>
          </table:table-cell>
          <table:table-cell office:value-type="string">
            <text:p>Chilingarian, Igor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string">
            <text:p>O25</text:p>
          </table:table-cell>
          <table:table-cell office:value-type="string">
            <text:p><text:s/>Herschel Data Processing Development - 10 years after</text:p>
          </table:table-cell>
          <table:table-cell office:value-type="string">
            <text:p>Ott, Stephan 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3">
          <table:table-cell office:value-type="string">
            <text:p>P36</text:p>
          </table:table-cell>
          <table:table-cell office:value-type="string">
            <text:p><text:s/>Submillimeter array data handling in Miriad</text:p>
          </table:table-cell>
          <table:table-cell office:value-type="string">
            <text:p>Zhao, Jun-Hui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string">
            <text:p>P01</text:p>
          </table:table-cell>
          <table:table-cell office:value-type="string">
            <text:p><text:s/>CyberSKA Radio Imaging Metadata and VO Compliance Engineering</text:p>
          </table:table-cell>
          <table:table-cell office:value-type="string">
            <text:p>Anderson, K. R.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3">
          <table:table-cell office:value-type="string">
            <text:p>P11</text:p>
          </table:table-cell>
          <table:table-cell office:value-type="string">
            <text:p><text:s/>HEADERLETS: <text:s/>Share HST Astrometric Solutions Without The Data</text:p>
          </table:table-cell>
          <table:table-cell office:value-type="string">
            <text:p>Dencheva, Nadia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3">
          <table:table-cell office:value-type="string">
            <text:p>O14</text:p>
          </table:table-cell>
          <table:table-cell office:value-type="string">
            <text:p><text:s/>The Taiwan Extragalactic Astronomical Data Center</text:p>
          </table:table-cell>
          <table:table-cell office:value-type="string">
            <text:p>Foucaud, Sebastien 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3">
          <table:table-cell office:value-type="string">
            <text:p>P44</text:p>
          </table:table-cell>
          <table:table-cell office:value-type="string">
            <text:p><text:s/>TAPVizieR: <text:s/>a new way to acess the VizieR database</text:p>
          </table:table-cell>
          <table:table-cell office:value-type="string">
            <text:p>Landais, Gilles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string">
            <text:p>P40</text:p>
          </table:table-cell>
          <table:table-cell office:value-type="string">
            <text:p><text:s/>Cross-Identification of Astronomical Catalogs on Multiple GPUs</text:p>
          </table:table-cell>
          <table:table-cell office:value-type="string">
            <text:p>Lee, Matthias A.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3">
          <table:table-cell office:value-type="string">
            <text:p>O21</text:p>
          </table:table-cell>
          <table:table-cell office:value-type="string">
            <text:p><text:s/>Hubble Source Catalog</text:p>
          </table:table-cell>
          <table:table-cell office:value-type="string">
            <text:p>Lubow, Steve 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string">
            <text:p>P18</text:p>
          </table:table-cell>
          <table:table-cell office:value-type="string">
            <text:p><text:s/>A New Administration Tool for SAADA</text:p>
          </table:table-cell>
          <table:table-cell office:value-type="string">
            <text:p>Michel, Laurent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3">
          <table:table-cell office:value-type="string">
            <text:p>P64</text:p>
          </table:table-cell>
          <table:table-cell office:value-type="string">
            <text:p><text:s/>ESO Catalog Facility design and performance</text:p>
          </table:table-cell>
          <table:table-cell office:value-type="string">
            <text:p>Moins, Christophe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3">
          <table:table-cell office:value-type="string">
            <text:p>P52</text:p>
          </table:table-cell>
          <table:table-cell office:value-type="string">
            <text:p><text:s/>Formal semantics to model experimental data</text:p>
          </table:table-cell>
          <table:table-cell office:value-type="string">
            <text:p>Viallefond, Francois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3">
          <table:table-cell office:value-type="string">
            <text:p>P62</text:p>
          </table:table-cell>
          <table:table-cell office:value-type="string">
            <text:p><text:s/>CANFAR + Skytree: <text:s/>A Cloud Computing and Data Mining System for Astronomy</text:p>
          </table:table-cell>
          <table:table-cell office:value-type="string">
            <text:p>Ball, Nicholas M.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3">
          <table:table-cell office:value-type="string">
            <text:p>P03</text:p>
          </table:table-cell>
          <table:table-cell office:value-type="string">
            <text:p><text:s/>VO-compatible Architecture for managing and processing images of moving celestial bodies - Application to the Gaia-GBOT project</text:p>
          </table:table-cell>
          <table:table-cell office:value-type="string">
            <text:p>Barache, C.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Y; edited</text:p>
          </table:table-cell>
          <table:table-cell table:number-columns-repeated="1015"/>
        </table:table-row>
        <table:table-row table:style-name="ro3">
          <table:table-cell office:value-type="string">
            <text:p>P05</text:p>
          </table:table-cell>
          <table:table-cell office:value-type="string">
            <text:p><text:s/>Starlink 2012 - The Kapuahi Release</text:p>
          </table:table-cell>
          <table:table-cell office:value-type="string">
            <text:p>Berry, David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Y; edited</text:p>
          </table:table-cell>
          <table:table-cell table:number-columns-repeated="1015"/>
        </table:table-row>
        <table:table-row table:style-name="ro3">
          <table:table-cell office:value-type="string">
            <text:p>F2</text:p>
          </table:table-cell>
          <table:table-cell office:value-type="string">
            <text:p>Filtergraph</text:p>
          </table:table-cell>
          <table:table-cell office:value-type="string">
            <text:p>Burger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Y; no edits</text:p>
          </table:table-cell>
          <table:table-cell office:value-type="string">
            <text:p>listed under section 11</text:p>
          </table:table-cell>
          <table:table-cell table:number-columns-repeated="1014"/>
        </table:table-row>
        <table:table-row table:style-name="ro3">
          <table:table-cell office:value-type="string">
            <text:p>O10</text:p>
          </table:table-cell>
          <table:table-cell office:value-type="string">
            <text:p><text:s/>Prototype Implementation of Web and Desktop Applications for ALMA Science Verification Data and the Lessons Learned</text:p>
          </table:table-cell>
          <table:table-cell office:value-type="string">
            <text:p>Eguchi, Satoshi 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3">
          <table:table-cell office:value-type="string">
            <text:p>P56</text:p>
          </table:table-cell>
          <table:table-cell office:value-type="string">
            <text:p><text:s/>PAL - A Positional Astronomy Library</text:p>
          </table:table-cell>
          <table:table-cell office:value-type="string">
            <text:p>Jenness, Tim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Y; edited</text:p>
          </table:table-cell>
          <table:table-cell table:number-columns-repeated="1015"/>
        </table:table-row>
        <table:table-row table:style-name="ro3">
          <table:table-cell office:value-type="string">
            <text:p>O17</text:p>
          </table:table-cell>
          <table:table-cell office:value-type="string">
            <text:p><text:s/>Introducing the Ginga FITS Viewer and Toolkit</text:p>
          </table:table-cell>
          <table:table-cell office:value-type="string">
            <text:p>Jeschke, Eric 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Y; edited</text:p>
          </table:table-cell>
          <table:table-cell table:number-columns-repeated="1015"/>
        </table:table-row>
        <table:table-row table:style-name="ro3">
          <table:table-cell office:value-type="string">
            <text:p>F4</text:p>
          </table:table-cell>
          <table:table-cell office:value-type="string">
            <text:p>astrojs</text:p>
          </table:table-cell>
          <table:table-cell office:value-type="string">
            <text:p>Kapadia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3">
          <table:table-cell office:value-type="string">
            <text:p>I07</text:p>
          </table:table-cell>
          <table:table-cell office:value-type="string">
            <text:p><text:s/>Moving source detection, science from the VO</text:p>
          </table:table-cell>
          <table:table-cell office:value-type="string">
            <text:p>Kavelaars, JJ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3">
          <table:table-cell office:value-type="string">
            <text:p>P47</text:p>
          </table:table-cell>
          <table:table-cell office:value-type="string">
            <text:p><text:s/>Vissage: <text:s/>an ALMA-VO Desktop Application</text:p>
          </table:table-cell>
          <table:table-cell office:value-type="string">
            <text:p>Kawasaki, Wataru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string">
            <text:p>P19</text:p>
          </table:table-cell>
          <table:table-cell office:value-type="string">
            <text:p><text:s/>The Past 15 Years of RVSAO</text:p>
          </table:table-cell>
          <table:table-cell office:value-type="string">
            <text:p>Mink, Jessica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3">
          <table:table-cell office:value-type="string">
            <text:p>P20</text:p>
          </table:table-cell>
          <table:table-cell office:value-type="string">
            <text:p><text:s/>Extending Iris, the VAO SED Analysis tool</text:p>
          </table:table-cell>
          <table:table-cell office:value-type="string">
            <text:p>Omar, Laurino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Y; edited</text:p>
          </table:table-cell>
          <table:table-cell table:number-columns-repeated="1015"/>
        </table:table-row>
        <table:table-row table:style-name="ro2">
          <table:table-cell office:value-type="string">
            <text:p>P21</text:p>
          </table:table-cell>
          <table:table-cell office:value-type="string">
            <text:p><text:s/>Software toolkit for MEGARA, the Integral-Field Unit and Multi-Object Spectrograph for GTC</text:p>
          </table:table-cell>
          <table:table-cell office:value-type="string">
            <text:p>Pascual, Sergio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Y; edited</text:p>
          </table:table-cell>
          <table:table-cell table:number-columns-repeated="1015"/>
        </table:table-row>
        <table:table-row table:style-name="ro3">
          <table:table-cell office:value-type="string">
            <text:p>P23</text:p>
          </table:table-cell>
          <table:table-cell office:value-type="string">
            <text:p><text:s/>New Spectral Analysis Software for Global Analysis of Broadband Line Surveys in MATLAB</text:p>
          </table:table-cell>
          <table:table-cell office:value-type="string">
            <text:p>Radhuber, Mary L.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3">
          <table:table-cell office:value-type="string">
            <text:p>P24</text:p>
          </table:table-cell>
          <table:table-cell office:value-type="string">
            <text:p><text:s/>TheoSSA: <text:s/>A Virtual Observatory Service for Synthetic Stellar Spectra</text:p>
          </table:table-cell>
          <table:table-cell office:value-type="string">
            <text:p>Rauch, Thomas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3">
          <table:table-cell office:value-type="string">
            <text:p>O27</text:p>
          </table:table-cell>
          <table:table-cell office:value-type="string">
            <text:p><text:s/>Using Firefly Tools to enhance archive web pages</text:p>
          </table:table-cell>
          <table:table-cell office:value-type="string">
            <text:p>Roby, William 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3">
          <table:table-cell office:value-type="string">
            <text:p>D5</text:p>
          </table:table-cell>
          <table:table-cell office:value-type="string">
            <text:p>Web and Desktop – ALMA</text:p>
          </table:table-cell>
          <table:table-cell office:value-type="string">
            <text:p>Shirasaki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Y; no edits</text:p>
          </table:table-cell>
          <table:table-cell table:number-columns-repeated="1015"/>
        </table:table-row>
        <table:table-row table:style-name="ro3">
          <table:table-cell office:value-type="string">
            <text:p>P50</text:p>
          </table:table-cell>
          <table:table-cell office:value-type="string">
            <text:p><text:s/>Overview of the SOFIA Data Cycle System: <text:s/>An integrated set of tools and services for the SOFIA General Investigator</text:p>
          </table:table-cell>
          <table:table-cell office:value-type="string">
            <text:p>Shuping, Ralph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3">
          <table:table-cell office:value-type="string">
            <text:p>P28</text:p>
          </table:table-cell>
          <table:table-cell office:value-type="string">
            <text:p><text:s/>Harmonize pipeline and archiving system: <text:s/>PESSTO@IA2 use cas</text:p>
          </table:table-cell>
          <table:table-cell office:value-type="string">
            <text:p>Smareglia, Riccardo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3">
          <table:table-cell office:value-type="string">
            <text:p>P65</text:p>
          </table:table-cell>
          <table:table-cell office:value-type="string">
            <text:p><text:s/>A New Python Library for Spectroscopic Analysis with MIDAS Style</text:p>
          </table:table-cell>
          <table:table-cell office:value-type="string">
            <text:p>Song, Yihan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3">
          <table:table-cell office:value-type="string">
            <text:p>P59</text:p>
          </table:table-cell>
          <table:table-cell office:value-type="string">
            <text:p><text:s/>Science Mining and Characterization of ALMA Large Data Cubes</text:p>
          </table:table-cell>
          <table:table-cell office:value-type="string">
            <text:p>Teuben, Peter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3">
          <table:table-cell office:value-type="string">
            <text:p>P30</text:p>
          </table:table-cell>
          <table:table-cell office:value-type="string">
            <text:p><text:s/>NEOview: <text:s/>Near Earth Object Data Discovery and Query</text:p>
          </table:table-cell>
          <table:table-cell office:value-type="string">
            <text:p>Tibbetts, M.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3">
          <table:table-cell office:value-type="string">
            <text:p>O30</text:p>
          </table:table-cell>
          <table:table-cell office:value-type="string">
            <text:p><text:s/>The Astropy Project: <text:s/>A Community Python Library for Astrophysics</text:p>
          </table:table-cell>
          <table:table-cell office:value-type="string">
            <text:p>Tollerud, Erik 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Y; no edits</text:p>
          </table:table-cell>
          <table:table-cell table:number-columns-repeated="1015"/>
        </table:table-row>
        <table:table-row table:style-name="ro3">
          <table:table-cell office:value-type="string">
            <text:p>P35</text:p>
          </table:table-cell>
          <table:table-cell office:value-type="string">
            <text:p><text:s/>2MASS Catalog Server Kit version 2.1</text:p>
          </table:table-cell>
          <table:table-cell office:value-type="string">
            <text:p>Yamauchi, Chisato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Y; edited</text:p>
          </table:table-cell>
          <table:table-cell table:number-columns-repeated="1015"/>
        </table:table-row>
        <table:table-row table:style-name="ro3">
          <table:table-cell office:value-type="string">
            <text:p>O05</text:p>
          </table:table-cell>
          <table:table-cell office:value-type="string">
            <text:p><text:s/>AGILE/GRID science alert monitoring system: <text:s/>the workflow and the Crab flare case</text:p>
          </table:table-cell>
          <table:table-cell office:value-type="string">
            <text:p>Bulgarelli, Andrea 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3">
          <table:table-cell office:value-type="string">
            <text:p>O09</text:p>
          </table:table-cell>
          <table:table-cell office:value-type="string">
            <text:p><text:s/>Design concepts of the "Fly's Eye" all-sky camera system </text:p>
          </table:table-cell>
          <table:table-cell office:value-type="string">
            <text:p>Csépány, Gergely 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string">
            <text:p>P61</text:p>
          </table:table-cell>
          <table:table-cell office:value-type="string">
            <text:p><text:s/>Automated removal of bad-baseline spectra from ACSIS/HARP heterodyne time series</text:p>
          </table:table-cell>
          <table:table-cell office:value-type="string">
            <text:p>Currie, Malcolm J.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string">
            <text:p>P54</text:p>
          </table:table-cell>
          <table:table-cell office:value-type="string">
            <text:p><text:s/>HST Cycle 21 Exposure Time Calculator</text:p>
          </table:table-cell>
          <table:table-cell office:value-type="string">
            <text:p>Diaz, R.I.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Y; edited</text:p>
          </table:table-cell>
          <table:table-cell table:number-columns-repeated="1015"/>
        </table:table-row>
        <table:table-row table:style-name="ro3">
          <table:table-cell office:value-type="string">
            <text:p>P42</text:p>
          </table:table-cell>
          <table:table-cell office:value-type="string">
            <text:p><text:s/>Software and Computing at LWA1</text:p>
          </table:table-cell>
          <table:table-cell office:value-type="string">
            <text:p>Dowell, Jayce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Y; edited</text:p>
          </table:table-cell>
          <table:table-cell table:number-columns-repeated="1015"/>
        </table:table-row>
        <table:table-row table:style-name="ro3">
          <table:table-cell office:value-type="string">
            <text:p>B2</text:p>
          </table:table-cell>
          <table:table-cell office:value-type="string">
            <text:p>SAMP</text:p>
          </table:table-cell>
          <table:table-cell office:value-type="string">
            <text:p>Fitzpatrick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Y; edited</text:p>
          </table:table-cell>
          <table:table-cell table:style-name="ce4" office:value-type="string">
            <text:p>listed under Taylor, section 11</text:p>
          </table:table-cell>
          <table:table-cell table:number-columns-repeated="1014"/>
        </table:table-row>
        <table:table-row table:style-name="ro3">
          <table:table-cell office:value-type="string">
            <text:p>O15</text:p>
          </table:table-cell>
          <table:table-cell office:value-type="string">
            <text:p><text:s/>Framework for a Web-browser and AMQP messaging based Interactive Astronomy Data Analysis</text:p>
          </table:table-cell>
          <table:table-cell office:value-type="string">
            <text:p>Gopu, Arvind 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Y; edited</text:p>
          </table:table-cell>
          <table:table-cell table:number-columns-repeated="1015"/>
        </table:table-row>
        <table:table-row table:style-name="ro3">
          <table:table-cell office:value-type="string">
            <text:p>P49</text:p>
          </table:table-cell>
          <table:table-cell office:value-type="string">
            <text:p><text:s/>Early photometric studies for EUCLID</text:p>
          </table:table-cell>
          <table:table-cell office:value-type="string">
            <text:p>Kuemmel, Martin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Y; edited</text:p>
          </table:table-cell>
          <table:table-cell table:number-columns-repeated="1015"/>
        </table:table-row>
        <table:table-row table:style-name="ro3">
          <table:table-cell office:value-type="string">
            <text:p>P48</text:p>
          </table:table-cell>
          <table:table-cell office:value-type="string">
            <text:p><text:s/>Automating Plug-Plate Configuration for SAMI</text:p>
          </table:table-cell>
          <table:table-cell office:value-type="string">
            <text:p>Lorente, Nuria P. F.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Y; edited</text:p>
          </table:table-cell>
          <table:table-cell table:number-columns-repeated="1015"/>
        </table:table-row>
        <table:table-row table:style-name="ro3">
          <table:table-cell office:value-type="string">
            <text:p>O23</text:p>
          </table:table-cell>
          <table:table-cell office:value-type="string">
            <text:p><text:s/>LEDDB: <text:s/>LOFAR Epoch of Reionization Diagnostic Database</text:p>
          </table:table-cell>
          <table:table-cell office:value-type="string">
            <text:p>Martinez-Rubi, O.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string">
            <text:p>P22</text:p>
          </table:table-cell>
          <table:table-cell office:value-type="string">
            <text:p><text:s/>Migrating an in-operation space observatory data processing chain towards a SOA oriented architecture</text:p>
          </table:table-cell>
          <table:table-cell office:value-type="string">
            <text:p>Pérez Navarro, Óscar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table:number-columns-repeated="1018"/>
        </table:table-row>
        <table:table-row table:style-name="ro3">
          <table:table-cell office:value-type="string">
            <text:p>P38</text:p>
          </table:table-cell>
          <table:table-cell office:value-type="string">
            <text:p><text:s/>Binocular observations with LUCI at the LBT: <text:s/>scheduling and synchronization</text:p>
          </table:table-cell>
          <table:table-cell office:value-type="string">
            <text:p>Pramskiy, Alexander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3">
          <table:table-cell office:value-type="string">
            <text:p>P27</text:p>
          </table:table-cell>
          <table:table-cell office:value-type="string">
            <text:p><text:s/>The Software System for the AAO's HERMES Spectrograph</text:p>
          </table:table-cell>
          <table:table-cell office:value-type="string">
            <text:p>Shortridge, Keith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Y; edited</text:p>
          </table:table-cell>
          <table:table-cell table:number-columns-repeated="1015"/>
        </table:table-row>
        <table:table-row table:style-name="ro2">
          <table:table-cell office:value-type="string">
            <text:p>O32</text:p>
          </table:table-cell>
          <table:table-cell office:value-type="string">
            <text:p><text:s/>Spectral Line Selection in the ALMA Observing Tool</text:p>
          </table:table-cell>
          <table:table-cell office:value-type="string">
            <text:p>Williams, Stewart 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string">
            <text:p>D1</text:p>
          </table:table-cell>
          <table:table-cell office:value-type="string">
            <text:p>ASCL</text:p>
          </table:table-cell>
          <table:table-cell office:value-type="string">
            <text:p>Allen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Y; no edits</text:p>
          </table:table-cell>
          <table:table-cell table:number-columns-repeated="1015"/>
        </table:table-row>
        <table:table-row table:style-name="ro2">
          <table:table-cell office:value-type="string">
            <text:p>B1</text:p>
          </table:table-cell>
          <table:table-cell office:value-type="string">
            <text:p>Bring out your codes</text:p>
          </table:table-cell>
          <table:table-cell office:value-type="string">
            <text:p>Allen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Y; no edits</text:p>
          </table:table-cell>
          <table:table-cell table:number-columns-repeated="1015"/>
        </table:table-row>
        <table:table-row table:style-name="ro2">
          <table:table-cell office:value-type="string">
            <text:p>F5</text:p>
          </table:table-cell>
          <table:table-cell office:value-type="string">
            <text:p>CANFAR</text:p>
          </table:table-cell>
          <table:table-cell office:value-type="string">
            <text:p>Ball, Nicholas M.</text:p>
          </table:table-cell>
          <table:table-cell office:value-type="float" office:value="1">
            <text:p>1</text:p>
          </table:table-cell>
          <table:table-cell office:value-type="string">
            <text:p>?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Y; edited</text:p>
          </table:table-cell>
          <table:table-cell table:number-columns-repeated="1015"/>
        </table:table-row>
        <table:table-row table:style-name="ro2">
          <table:table-cell office:value-type="string">
            <text:p>I01</text:p>
          </table:table-cell>
          <table:table-cell office:value-type="string">
            <text:p><text:s/>Square Kilometer Array South Africa</text:p>
          </table:table-cell>
          <table:table-cell office:value-type="string">
            <text:p>Bennet, Thomas</text:p>
          </table:table-cell>
          <table:table-cell table:number-columns-repeated="1021"/>
        </table:table-row>
        <table:table-row table:style-name="ro3">
          <table:table-cell office:value-type="string">
            <text:p>P07</text:p>
          </table:table-cell>
          <table:table-cell office:value-type="string">
            <text:p><text:s/>Geometric data exploration in large scale astronomical surveys</text:p>
          </table:table-cell>
          <table:table-cell office:value-type="string">
            <text:p>Bomans, Dominik J.</text:p>
          </table:table-cell>
          <table:table-cell table:number-columns-repeated="1021"/>
        </table:table-row>
        <table:table-row table:style-name="ro3">
          <table:table-cell office:value-type="string">
            <text:p>I02</text:p>
          </table:table-cell>
          <table:table-cell office:value-type="string">
            <text:p><text:s/>Meeting the challenge of Square Kilometre Array data processing</text:p>
          </table:table-cell>
          <table:table-cell office:value-type="string">
            <text:p>Cornwell, Tim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10</text:p>
          </table:table-cell>
          <table:table-cell office:value-type="string">
            <text:p><text:s/>ESO archive: <text:s/>usage statistics</text:p>
          </table:table-cell>
          <table:table-cell office:value-type="string">
            <text:p>Delmotte, Nausicaa</text:p>
          </table:table-cell>
          <table:table-cell table:number-columns-repeated="1021"/>
        </table:table-row>
        <table:table-row table:style-name="ro2">
          <table:table-cell office:value-type="string">
            <text:p>D2</text:p>
          </table:table-cell>
          <table:table-cell office:value-type="string">
            <text:p>MAST/VAO</text:p>
          </table:table-cell>
          <table:table-cell office:value-type="string">
            <text:p>Donaldson</text:p>
          </table:table-cell>
          <table:table-cell table:number-columns-repeated="1021"/>
        </table:table-row>
        <table:table-row table:style-name="ro3">
          <table:table-cell office:value-type="string">
            <text:p>I03</text:p>
          </table:table-cell>
          <table:table-cell office:value-type="string">
            <text:p><text:s/>The Future of Extreme-scale Computing</text:p>
          </table:table-cell>
          <table:table-cell office:value-type="string">
            <text:p>Dunning, Thom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60</text:p>
          </table:table-cell>
          <table:table-cell office:value-type="string">
            <text:p><text:s/>Astronomy Data Centres: <text:s/>data storage approaches</text:p>
          </table:table-cell>
          <table:table-cell office:value-type="string">
            <text:p>Economou, Frossie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F3</text:p>
          </table:table-cell>
          <table:table-cell office:value-type="string">
            <text:p>VO Desktop Tools</text:p>
          </table:table-cell>
          <table:table-cell office:value-type="string">
            <text:p>Fitzpatrick</text:p>
          </table:table-cell>
          <table:table-cell table:number-columns-repeated="1021"/>
        </table:table-row>
        <table:table-row table:style-name="ro3">
          <table:table-cell office:value-type="string">
            <text:p>P12</text:p>
          </table:table-cell>
          <table:table-cell office:value-type="string">
            <text:p><text:s/>The CARMA Data Reduction Pipeline</text:p>
          </table:table-cell>
          <table:table-cell office:value-type="string">
            <text:p>Friedel, Douglas N.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14</text:p>
          </table:table-cell>
          <table:table-cell office:value-type="string">
            <text:p><text:s/>Scalable Large Volume Image Differencing Pipeline Using Hybrid MPI-OMP-GPU Design</text:p>
          </table:table-cell>
          <table:table-cell office:value-type="string">
            <text:p>Hartung, Steven</text:p>
          </table:table-cell>
          <table:table-cell table:number-columns-repeated="1021"/>
        </table:table-row>
        <table:table-row table:style-name="ro3">
          <table:table-cell office:value-type="string">
            <text:p>I05</text:p>
          </table:table-cell>
          <table:table-cell office:value-type="string">
            <text:p><text:s/>AstroPix and the Role of Metadata in Outreach Imagery</text:p>
          </table:table-cell>
          <table:table-cell office:value-type="string">
            <text:p>Hurt, Robert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I06</text:p>
          </table:table-cell>
          <table:table-cell office:value-type="string">
            <text:p><text:s/>Meeting the Many-core Parallel Programming Scalability Challenge</text:p>
          </table:table-cell>
          <table:table-cell office:value-type="string">
            <text:p>Hwu, Wen-Mei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43</text:p>
          </table:table-cell>
          <table:table-cell office:value-type="string">
            <text:p><text:s/>Connecting the ALMA Observatory site, in northern Chile, with the ALMA central offices, in Santiago, by means of an optical link.</text:p>
          </table:table-cell>
          <table:table-cell office:value-type="string">
            <text:p>Ibsen, Jorge</text:p>
          </table:table-cell>
          <table:table-cell table:number-columns-repeated="1021"/>
        </table:table-row>
        <table:table-row table:style-name="ro3">
          <table:table-cell office:value-type="string">
            <text:p>D3</text:p>
          </table:table-cell>
          <table:table-cell office:value-type="string">
            <text:p>Comanage</text:p>
          </table:table-cell>
          <table:table-cell office:value-type="string">
            <text:p>Koranda</text:p>
          </table:table-cell>
          <table:table-cell table:number-columns-repeated="1021"/>
        </table:table-row>
        <table:table-row table:style-name="ro3">
          <table:table-cell office:value-type="string">
            <text:p>P17</text:p>
          </table:table-cell>
          <table:table-cell office:value-type="string">
            <text:p><text:s/>Using WebGL to visualize results of numerical simulations</text:p>
          </table:table-cell>
          <table:table-cell office:value-type="string">
            <text:p>Le Fèvre, Jean-Paul</text:p>
          </table:table-cell>
          <table:table-cell table:number-columns-repeated="1021"/>
        </table:table-row>
        <table:table-row table:style-name="ro3">
          <table:table-cell office:value-type="string">
            <text:p>I09</text:p>
          </table:table-cell>
          <table:table-cell office:value-type="string">
            <text:p><text:s/>Enhancing science return with scientific archives</text:p>
          </table:table-cell>
          <table:table-cell office:value-type="string">
            <text:p>Osuna, Pedro</text:p>
          </table:table-cell>
          <table:table-cell table:number-columns-repeated="1021"/>
        </table:table-row>
        <table:table-row table:style-name="ro2">
          <table:table-cell office:value-type="string">
            <text:p>B3</text:p>
          </table:table-cell>
          <table:table-cell office:value-type="string">
            <text:p>FITS</text:p>
          </table:table-cell>
          <table:table-cell office:value-type="string">
            <text:p>Pence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O26</text:p>
          </table:table-cell>
          <table:table-cell office:value-type="string">
            <text:p><text:s/>Searching for secondary photometric standards for wide FOV and fast transients observations</text:p>
          </table:table-cell>
          <table:table-cell office:value-type="string">
            <text:p>Pozanenko, Alexei </text:p>
          </table:table-cell>
          <table:table-cell table:number-columns-repeated="1021"/>
        </table:table-row>
        <table:table-row table:style-name="ro3">
          <table:table-cell office:value-type="string">
            <text:p>D4</text:p>
          </table:table-cell>
          <table:table-cell office:value-type="string">
            <text:p>IRSA Web</text:p>
          </table:table-cell>
          <table:table-cell office:value-type="string">
            <text:p>Roby, William </text:p>
          </table:table-cell>
          <table:table-cell table:number-columns-repeated="1021"/>
        </table:table-row>
        <table:table-row table:style-name="ro2">
          <table:table-cell office:value-type="string">
            <text:p>P26</text:p>
          </table:table-cell>
          <table:table-cell office:value-type="string">
            <text:p><text:s/>Architecture of the LCOGT network scheduler</text:p>
          </table:table-cell>
          <table:table-cell office:value-type="string">
            <text:p>Saunders, Eric</text:p>
          </table:table-cell>
          <table:table-cell table:number-columns-repeated="1021"/>
        </table:table-row>
        <table:table-row table:style-name="ro3">
          <table:table-cell office:value-type="string">
            <text:p>I10</text:p>
          </table:table-cell>
          <table:table-cell office:value-type="string">
            <text:p><text:s/>Using an iPad App Reverses Tenacious Misconceptions About the Scale of Space</text:p>
          </table:table-cell>
          <table:table-cell office:value-type="string">
            <text:p>Schneps, Matthew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B4</text:p>
          </table:table-cell>
          <table:table-cell office:value-type="string">
            <text:p>Major Instrumentation</text:p>
          </table:table-cell>
          <table:table-cell office:value-type="string">
            <text:p>Seaman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53</text:p>
          </table:table-cell>
          <table:table-cell office:value-type="string">
            <text:p><text:s/>OpTIIX Data Management System</text:p>
          </table:table-cell>
          <table:table-cell office:value-type="string">
            <text:p>Swade, Daryl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I11</text:p>
          </table:table-cell>
          <table:table-cell office:value-type="string">
            <text:p><text:s/>Extreme Data-Intensive Computing in Astrophysics</text:p>
          </table:table-cell>
          <table:table-cell office:value-type="string">
            <text:p>Szalay, Alexandar S. 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29</text:p>
          </table:table-cell>
          <table:table-cell office:value-type="string">
            <text:p><text:s/>TOPCAT Visualisation Improvements</text:p>
          </table:table-cell>
          <table:table-cell office:value-type="string">
            <text:p>Taylor, Mark</text:p>
          </table:table-cell>
          <table:table-cell table:number-columns-repeated="1021"/>
        </table:table-row>
        <table:table-row table:style-name="ro3">
          <table:table-cell office:value-type="string">
            <text:p>P31</text:p>
          </table:table-cell>
          <table:table-cell office:value-type="string">
            <text:p><text:s/>Introduction to the Astrophysical Multipurpose Software Environment (AMUSE)</text:p>
          </table:table-cell>
          <table:table-cell office:value-type="string">
            <text:p>van Elteren, Arjen</text:p>
          </table:table-cell>
          <table:table-cell table:number-columns-repeated="1021"/>
        </table:table-row>
        <table:table-row table:style-name="ro3">
          <table:table-cell office:value-type="string">
            <text:p>P32</text:p>
          </table:table-cell>
          <table:table-cell office:value-type="string">
            <text:p><text:s/>Building a distributed, scalable and fault-tolerant monitor and control system using Erlang: <text:s/>experiences from an FPGA based VLBI correlator</text:p>
          </table:table-cell>
          <table:table-cell office:value-type="string">
            <text:p>Verkouter, Harro</text:p>
          </table:table-cell>
          <table:table-cell table:number-columns-repeated="1021"/>
        </table:table-row>
        <table:table-row table:style-name="ro3">
          <table:table-cell office:value-type="string">
            <text:p>P33</text:p>
          </table:table-cell>
          <table:table-cell office:value-type="string">
            <text:p><text:s/>Data Intensive Science Doesn't Necessarily Imply Resource Driven Problem Solving</text:p>
          </table:table-cell>
          <table:table-cell office:value-type="string">
            <text:p>Vovchenko, Alexey</text:p>
          </table:table-cell>
          <table:table-cell table:number-columns-repeated="1021"/>
        </table:table-row>
        <table:table-row table:style-name="ro2">
          <table:table-cell office:value-type="string">
            <text:p>O34</text:p>
          </table:table-cell>
          <table:table-cell office:value-type="string">
            <text:p><text:s/>The LOFAR Data System: <text:s/>An Integrated Observing, Processing, and Archiving Facility</text:p>
          </table:table-cell>
          <table:table-cell office:value-type="string">
            <text:p>Wise, Michael W. 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I08</text:p>
          </table:table-cell>
          <table:table-cell office:value-type="string">
            <text:p><text:s/>The Chinese Giant Solar Telescope</text:p>
          </table:table-cell>
          <table:table-cell office:value-type="string">
            <text:p>Zhong Liu</text:p>
          </table:table-cell>
          <table:table-cell table:number-columns-repeated="1021"/>
        </table:table-row>
        <table:table-row table:style-name="ro3">
          <table:table-cell office:value-type="string">
            <text:p>P37</text:p>
          </table:table-cell>
          <table:table-cell office:value-type="string">
            <text:p><text:s/>Comparison of modern methods for calculation of effective temperature and bolometric corrections for stars</text:p>
          </table:table-cell>
          <table:table-cell office:value-type="string">
            <text:p>Zubarev, Sergey</text:p>
          </table:table-cell>
          <table:table-cell table:number-columns-repeated="1021"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1:Sheet1.AMJ65536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9">02/09/2013</text:date>, <text:time>16:3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2-13T14:59:30</meta:creation-date>
    <dc:date>2013-02-09T16:36:10</dc:date>
    <meta:editing-duration>PT44H06M30S</meta:editing-duration>
    <meta:editing-cycles>17</meta:editing-cycles>
    <meta:generator>OpenOffice.org/3.2$Unix OpenOffice.org_project/320m18$Build-9502</meta:generator>
    <dc:creator>Alice Allen</dc:creator>
    <meta:document-statistic meta:table-count="3" meta:cell-count="699" meta:object-count="0"/>
  </office:meta>
</office:document-meta>
</file>